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fo:language="en" fo:country="US" fo:font-weight="bold" officeooo:rsid="0013f2dd" officeooo:paragraph-rsid="0013f2dd" style:font-size-asian="13pt" style:font-weight-asian="bold" style:font-size-complex="13pt" style:font-weight-complex="bold"/>
    </style:style>
    <style:style style:name="P2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3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9fea1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4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5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normal" fo:font-weight="normal" officeooo:rsid="0013f2dd" officeooo:paragraph-rsid="0019fea1" style:font-size-asian="10pt" style:language-asian="fr" style:country-asian="FR" style:font-style-asian="normal" style:font-weight-asian="normal" style:font-size-complex="10pt" style:language-complex="ar" style:country-complex="SA" style:font-style-complex="normal"/>
    </style:style>
    <style:style style:name="P6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9fea1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c3aec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9" style:family="paragraph" style:parent-style-name="Standard">
      <style:text-properties fo:language="en" fo:country="US" officeooo:rsid="0016ceba" officeooo:paragraph-rsid="0016ceba"/>
    </style:style>
    <style:style style:name="P10" style:family="paragraph" style:parent-style-name="Standard">
      <style:text-properties fo:language="en" fo:country="US" officeooo:rsid="0013f2dd" officeooo:paragraph-rsid="0016ceba"/>
    </style:style>
    <style:style style:name="P11" style:family="paragraph" style:parent-style-name="Standard">
      <style:text-properties fo:language="en" fo:country="US" officeooo:rsid="0013f2dd" officeooo:paragraph-rsid="0019fea1"/>
    </style:style>
    <style:style style:name="P12" style:family="paragraph" style:parent-style-name="Standard">
      <style:text-properties fo:language="en" fo:country="US" officeooo:rsid="0013f2dd" officeooo:paragraph-rsid="001c3aec"/>
    </style:style>
    <style:style style:name="P13" style:family="paragraph" style:parent-style-name="Standard">
      <style:text-properties fo:language="en" fo:country="US" officeooo:paragraph-rsid="0016ceba"/>
    </style:style>
    <style:style style:name="P14" style:family="paragraph" style:parent-style-name="Standard">
      <style:text-properties fo:language="en" fo:country="US" officeooo:rsid="0019fea1" officeooo:paragraph-rsid="001a582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c3aec"/>
    </style:style>
    <style:style style:name="P18" style:family="paragraph" style:parent-style-name="Standard">
      <style:text-properties fo:language="en" fo:country="US" fo:font-style="italic" officeooo:rsid="0013f2dd" officeooo:paragraph-rsid="001c3aec" style:font-style-asian="italic" style:font-style-complex="italic"/>
    </style:style>
    <style:style style:name="P19" style:family="paragraph" style:parent-style-name="Standard">
      <style:text-properties fo:language="en" fo:country="US" officeooo:rsid="0013f2dd" officeooo:paragraph-rsid="0016ceba"/>
    </style:style>
    <style:style style:name="P20" style:family="paragraph" style:parent-style-name="Standard">
      <style:text-properties fo:language="en" fo:country="US" officeooo:rsid="0013f2dd" officeooo:paragraph-rsid="0019fea1"/>
    </style:style>
    <style:style style:name="T1" style:family="text">
      <style:text-properties officeooo:rsid="0019fea1"/>
    </style:style>
    <style:style style:name="T2" style:family="text">
      <style:text-properties officeooo:rsid="0013f2dd"/>
    </style:style>
    <style:style style:name="T3" style:family="text">
      <style:text-properties officeooo:rsid="001a582e"/>
    </style:style>
    <style:style style:name="T4" style:family="text">
      <style:text-properties officeooo:rsid="001c3aec"/>
    </style:style>
    <style:style style:name="T5" style:family="text">
      <style:text-properties officeooo:rsid="001eda4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7266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9fea1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19fea1" style:font-weight-asian="bold" style:font-weight-complex="bold"/>
    </style:style>
    <style:style style:name="T12" style:family="text">
      <style:text-properties style:font-name="Liberation Serif" style:font-weight-complex="normal"/>
    </style:style>
    <style:style style:name="T13" style:family="text">
      <style:text-properties style:font-name="Liberation Serif" officeooo:rsid="0019fea1" style:font-weight-complex="normal"/>
    </style:style>
    <style:style style:name="T14" style:family="text">
      <style:text-properties style:font-name="Liberation Serif" fo:font-size="12pt" style:font-size-asian="12pt" style:font-size-complex="12pt" style:font-weight-complex="normal"/>
    </style:style>
    <style:style style:name="T15" style:family="text">
      <style:text-properties style:font-name="Liberation Serif" fo:font-size="12pt" officeooo:rsid="0019fea1" style:font-size-asian="12pt" style:font-size-complex="12pt" style:font-weight-complex="normal"/>
    </style:style>
    <style:style style:name="T16" style:family="text">
      <style:text-properties fo:font-variant="normal" fo:text-transform="none" fo:color="#252525" style:font-name="sans-serif" fo:font-size="8pt" fo:letter-spacing="normal" fo:font-weight="normal" style:font-size-asian="8pt" style:language-asian="fr" style:country-asian="FR" style:font-weight-asian="normal" style:font-size-complex="8pt" style:language-complex="ar" style:country-complex="SA"/>
    </style:style>
    <style:style style:name="T17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questionnaire</text:p>
      <text:p text:style-name="P9"/>
      <text:p text:style-name="P9">Questions related to the comprehension of the dialogue.</text:p>
      <text:p text:style-name="P10"/>
      <text:p text:style-name="P13">1. Agent 1 takes the preferences of the other speaker into account in choosing a restaurant. </text:p>
      <text:p text:style-name="P10"/>
      <text:p text:style-name="P2">Strongly disagree <text:tab/>Disagree <text:s text:c="5"/>Neither agree nor disagree<text:tab/> Agree<text:tab/> <text:s text:c="4"/>Strongly agree</text:p>
      <text:p text:style-name="P10"/>
      <text:p text:style-name="P11">2. Agent 1 only considers his own preferences in choosing a restaurant. </text:p>
      <text:p text:style-name="P11"/>
      <text:p text:style-name="P3">Strongly disagree <text:tab/>Disagree <text:s text:c="5"/>Neither agree nor disagree<text:tab/> Agree<text:tab/> <text:s text:c="4"/>Strongly agree</text:p>
      <text:p text:style-name="P11"/>
      <text:p text:style-name="P5"><text:span text:style-name="T1">3. </text:span><text:span text:style-name="T14">Agent 2 </text:span><text:span text:style-name="T15">t</text:span><text:span text:style-name="T14">akes the preferences of the other speaker into account in choosing a restaurant.</text:span> </text:p>
      <text:p text:style-name="P11"/>
      <text:p text:style-name="P2">Strongly disagree <text:tab/>Disagree <text:s text:c="5"/>Neither agree nor disagree<text:tab/> Agree<text:tab/> <text:s text:c="4"/>Strongly agree</text:p>
      <text:p text:style-name="P11"/>
      <text:p text:style-name="P11"><text:span text:style-name="T1">4. </text:span>Agent 2 only considers his own preferences in choosing a restaurant. </text:p>
      <text:p text:style-name="P6"/>
      <text:p text:style-name="P11"><text:span text:style-name="T17">Strongly disagree <text:tab/>Disagree <text:s text:c="5"/>Neither agree nor disagree<text:tab/> Agree<text:tab/> <text:s text:c="4"/>Strongly agree</text:span><text:line-break/></text:p>
      <text:p text:style-name="P10"><text:span text:style-name="T4">5</text:span>. Agent 1 is demanding concerning the choice of the restaurant. <text:bookmark text:name="__DdeLink__1368_334256028"/></text:p>
      <text:p text:style-name="P10"/>
      <text:p text:style-name="P2">Strongly disagree <text:tab/>Disagree <text:s text:c="5"/>Neither agree nor disagree<text:tab/> Agree<text:tab/> <text:s text:c="4"/>Strongly agree</text:p>
      <text:p text:style-name="P10"/>
      <text:p text:style-name="P10"><text:span text:style-name="T4">6</text:span>. Agent 1<text:span text:style-name="T4"> </text:span>is flexible in his choice of the restaurant. </text:p>
      <text:p text:style-name="P10"/>
      <text:p text:style-name="P2">Strongly disagree <text:tab/>Disagree <text:s text:c="5"/>Neither agree nor disagree<text:tab/> Agree<text:tab/> <text:s text:c="4"/>Strongly agree</text:p>
      <text:p text:style-name="P2"/>
      <text:p text:style-name="P12"><text:span text:style-name="T4">7</text:span>. Agent 2 is demanding concerning the choice of the restaurant. <text:bookmark text:name="__DdeLink__1368_3342560281"/></text:p>
      <text:p text:style-name="P12"/>
      <text:p text:style-name="P4">Strongly disagree <text:tab/>Disagree <text:s text:c="5"/>Neither agree nor disagree<text:tab/> Agree<text:tab/> <text:s text:c="4"/>Strongly agree</text:p>
      <text:p text:style-name="P7"/>
      <text:p text:style-name="P12"><text:span text:style-name="T5">8</text:span>. <text:span text:style-name="T7">Agent 2 </text:span><text:s/>is flexible in his choice of the restaurant. </text:p>
      <text:p text:style-name="P12"/>
      <text:p text:style-name="P18"><text:span text:style-name="T16">Strongly disagree <text:tab/>Disagree <text:s text:c="5"/>Neither agree nor disagree<text:tab/> Agree<text:tab/> <text:s text:c="4"/>Strongly agree</text:span></text:p>
      <text:p text:style-name="P14"/>
      <text:p text:style-name="P10"><text:span text:style-name="T5">9</text:span>. Agent 1 leads the dialogue. </text:p>
      <text:p text:style-name="P10"/>
      <text:p text:style-name="P2">Strongly disagree <text:tab/>Disagree <text:s text:c="5"/>Neither agree nor disagree<text:tab/> Agree<text:tab/> <text:s text:c="4"/>Strongly agree</text:p>
      <text:p text:style-name="P8"/>
      <text:p text:style-name="P12"><text:span text:style-name="T5">10</text:span>. Agent 1 is being guided by the other speaker during the dialogue. </text:p>
      <text:p text:style-name="P17"/>
      <text:p text:style-name="P15">Strongly disagree <text:tab/>Disagree <text:s text:c="5"/>Neither agree nor disagree<text:tab/> Agree<text:tab/> <text:s text:c="4"/>Strongly agree</text:p>
      <text:p text:style-name="P10"/>
      <text:p text:style-name="P12"><text:span text:style-name="T5">11</text:span>. Agent 2 leads the dialogue. </text:p>
      <text:p text:style-name="P12"/>
      <text:p text:style-name="P4">Strongly disagree <text:tab/>Disagree <text:s text:c="5"/>Neither agree nor disagree<text:tab/> Agree<text:tab/> <text:s text:c="4"/>Strongly agree</text:p>
      <text:p text:style-name="P7"/>
      <text:p text:style-name="P7"/>
      <text:p text:style-name="P10"><text:span text:style-name="T5">12</text:span>. Agent 2 is being guided by the other speaker during the dialogue. </text:p>
      <text:p text:style-name="P16">Strongly disagree <text:tab/>Disagree <text:s text:c="5"/>Neither agree nor disagree<text:tab/> Agree<text:tab/> <text:s text:c="4"/>Strongly a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6:46.781710798</meta:creation-date>
    <dc:date>2016-08-29T14:11:26.674803958</dc:date>
    <meta:editing-duration>PT22H36M14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68" meta:character-count="1883" meta:non-whitespace-character-count="1483"/>
  </office:meta>
</office:document-meta>
</file>